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style:font-independent-line-spacing="True"/>
      <style:text-properties fo:font-size="28pt"/>
    </style:style>
    <style:style style:name="P2" style:family="paragraph">
      <style:paragraph-properties style:font-independent-line-spacing="false"/>
      <style:text-properties fo:font-size="28pt"/>
    </style:style>
  </office:automatic-styles>
  <office:body>
    <office:text>
      <text:p text:style-name="P1">
     This is an example of paragraph that line height is calculated only from the font height.
   </text:p>
      <text:p text:style-name="P2">
     This is an example of paragraph that the font metric of the actual font is taken into account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